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57d" officeooo:paragraph-rsid="0018357d"/>
    </style:style>
    <style:style style:name="P2" style:family="paragraph" style:parent-style-name="Standard">
      <style:text-properties officeooo:rsid="001a6306" officeooo:paragraph-rsid="001a6306"/>
    </style:style>
    <style:style style:name="P3" style:family="paragraph" style:parent-style-name="Standard">
      <style:text-properties officeooo:rsid="001c0523" officeooo:paragraph-rsid="001c0523"/>
    </style:style>
    <style:style style:name="P4" style:family="paragraph" style:parent-style-name="Standard">
      <style:text-properties officeooo:rsid="001cf5b7" officeooo:paragraph-rsid="001cf5b7"/>
    </style:style>
    <style:style style:name="P5" style:family="paragraph" style:parent-style-name="Standard">
      <style:text-properties officeooo:rsid="001ec580" officeooo:paragraph-rsid="001ec580"/>
    </style:style>
    <style:style style:name="P6" style:family="paragraph" style:parent-style-name="Standard">
      <style:text-properties officeooo:rsid="00209fb0" officeooo:paragraph-rsid="00209fb0"/>
    </style:style>
    <style:style style:name="P7" style:family="paragraph" style:parent-style-name="Standard">
      <style:text-properties officeooo:rsid="002260de" officeooo:paragraph-rsid="002260de"/>
    </style:style>
    <style:style style:name="P8" style:family="paragraph" style:parent-style-name="Standard">
      <style:text-properties officeooo:rsid="00237aa4" officeooo:paragraph-rsid="0024d8eb"/>
    </style:style>
    <style:style style:name="P9" style:family="paragraph" style:parent-style-name="Standard">
      <style:text-properties officeooo:rsid="0024d8eb" officeooo:paragraph-rsid="0024d8eb"/>
    </style:style>
    <style:style style:name="P10" style:family="paragraph" style:parent-style-name="Standard">
      <style:text-properties officeooo:rsid="002638bb" officeooo:paragraph-rsid="002638bb"/>
    </style:style>
    <style:style style:name="P11" style:family="paragraph" style:parent-style-name="Standard">
      <style:text-properties officeooo:rsid="00280295" officeooo:paragraph-rsid="00280295"/>
    </style:style>
    <style:style style:name="P12" style:family="paragraph" style:parent-style-name="Standard">
      <style:text-properties officeooo:rsid="002a612e" officeooo:paragraph-rsid="002a612e"/>
    </style:style>
    <style:style style:name="P13" style:family="paragraph" style:parent-style-name="Standard">
      <style:text-properties officeooo:rsid="002b39a6" officeooo:paragraph-rsid="002b39a6"/>
    </style:style>
    <style:style style:name="P14" style:family="paragraph" style:parent-style-name="Standard">
      <style:text-properties officeooo:rsid="002bdfa5" officeooo:paragraph-rsid="002bdfa5"/>
    </style:style>
    <style:style style:name="P15" style:family="paragraph" style:parent-style-name="Standard">
      <style:text-properties officeooo:rsid="002d59ed" officeooo:paragraph-rsid="002d59ed"/>
    </style:style>
    <style:style style:name="P16" style:family="paragraph" style:parent-style-name="Standard">
      <style:text-properties officeooo:rsid="00301dd5" officeooo:paragraph-rsid="00301dd5"/>
    </style:style>
    <style:style style:name="P17" style:family="paragraph" style:parent-style-name="Standard">
      <style:text-properties officeooo:rsid="0030543f" officeooo:paragraph-rsid="0030543f"/>
    </style:style>
    <style:style style:name="P18" style:family="paragraph" style:parent-style-name="Standard">
      <style:text-properties officeooo:rsid="0034eb70" officeooo:paragraph-rsid="0034eb70"/>
    </style:style>
    <style:style style:name="P19" style:family="paragraph" style:parent-style-name="Standard">
      <style:text-properties officeooo:rsid="00353547" officeooo:paragraph-rsid="00353547"/>
    </style:style>
    <style:style style:name="P20" style:family="paragraph" style:parent-style-name="Standard">
      <style:text-properties officeooo:rsid="003930c7" officeooo:paragraph-rsid="003930c7"/>
    </style:style>
    <style:style style:name="P21" style:family="paragraph" style:parent-style-name="Standard">
      <style:text-properties officeooo:rsid="003aa18f" officeooo:paragraph-rsid="003aa18f"/>
    </style:style>
    <style:style style:name="P22" style:family="paragraph" style:parent-style-name="Standard">
      <style:text-properties officeooo:rsid="003b01e5" officeooo:paragraph-rsid="003b01e5"/>
    </style:style>
    <style:style style:name="P23" style:family="paragraph" style:parent-style-name="Standard">
      <style:text-properties officeooo:rsid="003c6102" officeooo:paragraph-rsid="003c6102"/>
    </style:style>
    <style:style style:name="P24" style:family="paragraph" style:parent-style-name="Standard">
      <style:text-properties officeooo:rsid="00409e90" officeooo:paragraph-rsid="00409e90"/>
    </style:style>
    <style:style style:name="P25" style:family="paragraph" style:parent-style-name="Standard">
      <style:text-properties officeooo:rsid="00435e1f" officeooo:paragraph-rsid="00435e1f"/>
    </style:style>
    <style:style style:name="P26" style:family="paragraph" style:parent-style-name="Standard">
      <style:text-properties officeooo:rsid="0024d8eb" officeooo:paragraph-rsid="0024d8eb"/>
    </style:style>
    <style:style style:name="P27" style:family="paragraph" style:parent-style-name="Standard">
      <style:text-properties officeooo:rsid="0043e539" officeooo:paragraph-rsid="0043e539"/>
    </style:style>
    <style:style style:name="T1" style:family="text">
      <style:text-properties officeooo:rsid="001875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UPDATE empresa.empregado</text:p>
      <text:p text:style-name="P1">SET salario = 28000</text:p>
      <text:p text:style-name="P1">WHERE id = 3 </text:p>
      <text:p text:style-name="P1"/>
      <text:p text:style-name="P1">2)</text:p>
      <text:p text:style-name="P1">SELECT nome </text:p>
      <text:p text:style-name="P1">FROM empresa.empregado</text:p>
      <text:p text:style-name="P1">WHERE salario &gt; 30000</text:p>
      <text:p text:style-name="P1"/>
      <text:p text:style-name="P2">3)</text:p>
      <text:p text:style-name="P27">SELECT nome</text:p>
      <text:p text:style-name="P27">FROM empresa.empregado</text:p>
      <text:p text:style-name="P27">WHERE empresa.empregado.codemp IN (</text:p>
      <text:p text:style-name="P27">SELECT codemp</text:p>
      <text:p text:style-name="P27">FROM empresa.trabalhaem</text:p>
      <text:p text:style-name="P27">WHERE empresa.trabalhaem.codproj IN(</text:p>
      <text:p text:style-name="P27">SELECT codproj</text:p>
      <text:p text:style-name="P27">FROM empresa.projeto</text:p>
      <text:p text:style-name="P27">WHERE empresa.projeto.titulo = 'Transmogrifador'</text:p>
      <text:p text:style-name="P27"><text:tab/>)</text:p>
      <text:p text:style-name="P27">)</text:p>
      <text:p text:style-name="P1"/>
      <text:p text:style-name="P1"><text:span text:style-name="T1">4</text:span>)</text:p>
      <text:p text:style-name="P1">SELECT empregado.nome</text:p>
      <text:p text:style-name="P1">FROM empresa.empregado</text:p>
      <text:p text:style-name="P1">INNER JOIN empresa.departamento ON empresa.empregado.coddepto = empresa.departamento.coddepto</text:p>
      <text:p text:style-name="P1">WHERE empresa.departamento.nome = 'Pesquisa'</text:p>
      <text:p text:style-name="P1"/>
      <text:p text:style-name="P4">5)</text:p>
      <text:p text:style-name="P5">SELECT nome</text:p>
      <text:p text:style-name="P5">FROM empresa.empregado</text:p>
      <text:p text:style-name="P5">WHERE nome LIKE 'A%'</text:p>
      <text:p text:style-name="P5"/>
      <text:p text:style-name="P6">6)</text:p>
      <text:p text:style-name="P7">SELECT upper(nome)</text:p>
      <text:p text:style-name="P7">FROM empresa.empregado</text:p>
      <text:p text:style-name="P7"/>
      <text:p text:style-name="P8">7)</text:p>
      <text:p text:style-name="P9">SELECT lower(nome)</text:p>
      <text:p text:style-name="P9">FROM empresa.empregado</text:p>
      <text:p text:style-name="P9"/>
      <text:p text:style-name="P9">8)</text:p>
      <text:p text:style-name="P10">UPDATE empresa.empregado</text:p>
      <text:p text:style-name="P10">SET nome = upper(nome)</text:p>
      <text:p text:style-name="P10"/>
      <text:p text:style-name="P10">9)</text:p>
      <text:p text:style-name="P11">SELECT initcap(nome)</text:p>
      <text:p text:style-name="P11">FROM empresa.empregado</text:p>
      <text:p text:style-name="P11"/>
      <text:p text:style-name="P12">10)</text:p>
      <text:p text:style-name="P15"><text:soft-page-break/>SELECT nome</text:p>
      <text:p text:style-name="P15">FROM empresa.empregado</text:p>
      <text:p text:style-name="P15">WHERE datanasc = (select min(datanasc) from empresa.empregado)</text:p>
      <text:p text:style-name="P15"/>
      <text:p text:style-name="P15">11)</text:p>
      <text:p text:style-name="P15">SELECT nome</text:p>
      <text:p text:style-name="P15">FROM empresa.empregado</text:p>
      <text:p text:style-name="P15">WHERE datanasc = (select max(datanasc) from empresa.empregado)</text:p>
      <text:p text:style-name="P12"/>
      <text:p text:style-name="P14">12)</text:p>
      <text:p text:style-name="P14">SELECT nome, datanasc</text:p>
      <text:p text:style-name="P14">FROM empresa.empregado</text:p>
      <text:p text:style-name="P14">WHERE extract(month from datanasc) = 10</text:p>
      <text:p text:style-name="P12"/>
      <text:p text:style-name="P13">13)</text:p>
      <text:p text:style-name="P13">SELECT nome</text:p>
      <text:p text:style-name="P13">FROM empresa.empregado</text:p>
      <text:p text:style-name="P13">WHERE datanasc BETWEEN '1950-01-01' and '1970-01-01'</text:p>
      <text:p text:style-name="P13"/>
      <text:p text:style-name="P16">14)</text:p>
      <text:p text:style-name="P17">SELECT titulo</text:p>
      <text:p text:style-name="P17">FROM empresa.projeto</text:p>
      <text:p text:style-name="P17">ORDER BY titulo</text:p>
      <text:p text:style-name="P17"/>
      <text:p text:style-name="P18">15)</text:p>
      <text:p text:style-name="P19">SELECT nome, horas</text:p>
      <text:p text:style-name="P19">FROM empresa.empregado</text:p>
      <text:p text:style-name="P19">INNER JOIN <text:s/>empresa.trabalhaem ON empresa.empregado.codemp = empresa.trabalhaem.codemp</text:p>
      <text:p text:style-name="P19">WHERE empresa.trabalhaem.codproj = 3</text:p>
      <text:p text:style-name="P19">ORDER BY horas DESC </text:p>
      <text:p text:style-name="P19"/>
      <text:p text:style-name="P20">16)</text:p>
      <text:p text:style-name="P20">SELECT DISTINCT codemp</text:p>
      <text:p text:style-name="P20">FROM empresa.trabalhaem</text:p>
      <text:p text:style-name="P20">WHERE horas &gt; 10</text:p>
      <text:p text:style-name="P20"/>
      <text:p text:style-name="P21">17)</text:p>
      <text:p text:style-name="P22">SELECT COUNT(coddepto)</text:p>
      <text:p text:style-name="P22">FROM empresa.empregado</text:p>
      <text:p text:style-name="P22">WHERE coddepto = 4</text:p>
      <text:p text:style-name="P22"/>
      <text:p text:style-name="P22">18)</text:p>
      <text:p text:style-name="P23">SELECT DISTINCT codproj as projeto, min(horas) as minimo,max(horas) as maximo,avg(horas) as média</text:p>
      <text:p text:style-name="P23">FROM empresa.trabalhaem</text:p>
      <text:p text:style-name="P23">GROUP BY codproj </text:p>
      <text:p text:style-name="P23">ORDER BY codproj</text:p>
      <text:p text:style-name="P23"/>
      <text:p text:style-name="P24">19)</text:p>
      <text:p text:style-name="P24">SELECT codproj</text:p>
      <text:p text:style-name="P24">FROM empresa.trabalhaem</text:p>
      <text:p text:style-name="P24">GROUP BY codproj</text:p>
      <text:p text:style-name="P24"><text:soft-page-break/>HAVING avg(horas) &gt; 20 </text:p>
      <text:p text:style-name="P24"/>
      <text:p text:style-name="P25">20)</text:p>
      <text:p text:style-name="P25">SELECT titulo</text:p>
      <text:p text:style-name="P25">FROM empresa.projeto</text:p>
      <text:p text:style-name="P25">WHERE empresa.projeto.codproj IN (SELECT codproj</text:p>
      <text:p text:style-name="P25">FROM empresa.trabalhaem</text:p>
      <text:p text:style-name="P25">GROUP BY codproj</text:p>
      <text:p text:style-name="P25">HAVING avg(horas) &gt; 20 )</text:p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7:35:29.165286007</meta:creation-date>
    <dc:date>2017-05-18T11:42:22.635498338</dc:date>
    <meta:editing-duration>PT4H35M4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3" meta:paragraph-count="92" meta:word-count="241" meta:character-count="1871" meta:non-whitespace-character-count="1715"/>
  </office:meta>
</office:document-meta>
</file>